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76cm" svg:height="3.618cm" draw:transform="rotate (-1.55281943549936) translate (8.30643935505608cm 3.28660892844659cm)" svg:viewBox="0 0 4761 3619" svg:d="M149 3460c417 33 1267 120 2079 148 808 28 1152-3 1781-44s857-237 708-965c-149-726-218-1816-209-2162 8-347-810-621-812-282-1 338 275 2148 320 2477 45 328-131 304-1059 356-929 54-2326-149-2851-232-171-17-120 691 43 704z">
          <text:p/>
        </draw:path>
        <draw:path draw:style-name="gr1" draw:text-style-name="P1" draw:layer="layout" svg:width="0.902cm" svg:height="0.661cm" draw:transform="skewX (0.001221730476396) rotate (-2.1556561591382) translate (5.67779065192769cm 3.41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8) rotate (-2.1556561591382) translate (8.59045731859441cm 7.139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4.755cm" svg:height="2.881cm" draw:transform="rotate (-1.55281943549936) translate (4.37030768290947cm 3.29984371321579cm)" svg:viewBox="0 0 4756 2882" svg:d="M149 2723c417 34 1267 121 2079 149 808 27 1152-3 1781-44s801-210 733-945-115-1318-179-1641c-36-161-843-415-796-70 46 345 268 1264 261 1665s-143 363-1071 415c-929 54-2326-149-2851-232-171-18-120 691 43 703z">
          <text:p/>
        </draw:path>
        <draw:path draw:style-name="gr1" draw:text-style-name="P1" draw:layer="layout" svg:width="0.902cm" svg:height="0.661cm" draw:transform="skewX (0.001221730476396) rotate (-2.1556561591382) translate (2.47779065192769cm 3.4154624998279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6) rotate (-2.1556561591382) translate (4.7704573185944cm 7.212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5:00:02.040000000</dc:date>
    <meta:editing-duration>PT2M54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